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14bbe60"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45"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46" style:family="paragraph" style:parent-style-name="Standard">
      <style:text-properties fo:font-variant="normal" fo:text-transform="none" style:use-window-font-color="true" style:font-name="Liberation Serif" fo:font-size="12pt" fo:letter-spacing="normal" fo:font-style="normal" fo:font-weight="normal" officeooo:rsid="01258fcf" officeooo:paragraph-rsid="01258fcf" style:font-size-asian="10.5pt" style:font-size-complex="12pt"/>
    </style:style>
    <style:style style:name="P147" style:family="paragraph" style:parent-style-name="Standard">
      <style:text-properties fo:font-variant="normal" fo:text-transform="none" style:use-window-font-color="true" style:font-name="Liberation Serif" fo:font-size="12pt" fo:letter-spacing="normal" fo:font-style="normal" fo:font-weight="normal" officeooo:rsid="012ab7dc" officeooo:paragraph-rsid="012ab7dc" style:font-size-asian="10.5pt" style:font-size-complex="12pt"/>
    </style:style>
    <style:style style:name="P148" style:family="paragraph" style:parent-style-name="Standard">
      <style:text-properties fo:font-variant="normal" fo:text-transform="none" style:use-window-font-color="true" style:font-name="Liberation Serif" fo:font-size="12pt" fo:letter-spacing="normal" fo:font-style="normal" fo:font-weight="normal" officeooo:rsid="012c2459" officeooo:paragraph-rsid="012c2459" style:font-size-asian="10.5pt" style:font-size-complex="12pt"/>
    </style:style>
    <style:style style:name="P149" style:family="paragraph" style:parent-style-name="Standard">
      <style:text-properties fo:font-variant="normal" fo:text-transform="none" style:use-window-font-color="true" style:font-name="Liberation Serif" fo:font-size="12pt" fo:letter-spacing="normal" fo:font-style="normal" fo:font-weight="normal" officeooo:rsid="012cf8dd" officeooo:paragraph-rsid="012cf8dd" style:font-size-asian="10.5pt" style:font-size-complex="12pt"/>
    </style:style>
    <style:style style:name="P150" style:family="paragraph" style:parent-style-name="Standard">
      <style:text-properties fo:font-variant="normal" fo:text-transform="none" style:use-window-font-color="true" style:font-name="Liberation Serif" fo:font-size="12pt" fo:letter-spacing="normal" fo:font-style="normal" fo:font-weight="normal" officeooo:rsid="012fcac8" officeooo:paragraph-rsid="012fcac8" style:font-size-asian="10.5pt" style:font-size-complex="12pt"/>
    </style:style>
    <style:style style:name="P151" style:family="paragraph" style:parent-style-name="Standard">
      <style:text-properties fo:font-variant="normal" fo:text-transform="none" style:use-window-font-color="true" style:font-name="Liberation Serif" fo:font-size="12pt" fo:letter-spacing="normal" fo:font-style="normal" fo:font-weight="normal" officeooo:rsid="0130ab1c" officeooo:paragraph-rsid="0130ab1c" style:font-size-asian="10.5pt" style:font-size-complex="12pt"/>
    </style:style>
    <style:style style:name="P152" style:family="paragraph" style:parent-style-name="Standard">
      <style:text-properties fo:font-variant="normal" fo:text-transform="none" style:use-window-font-color="true" style:font-name="Liberation Serif" fo:font-size="12pt" fo:letter-spacing="normal" fo:font-style="normal" fo:font-weight="normal" officeooo:rsid="0131f557" officeooo:paragraph-rsid="0131f557" style:font-size-asian="10.5pt" style:font-size-complex="12pt"/>
    </style:style>
    <style:style style:name="P153"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6da0c" style:font-size-asian="10.5pt" style:font-size-complex="12pt"/>
    </style:style>
    <style:style style:name="P154"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7bf04" style:font-size-asian="10.5pt" style:font-size-complex="12pt"/>
    </style:style>
    <style:style style:name="P155" style:family="paragraph" style:parent-style-name="Standard">
      <style:text-properties fo:font-variant="normal" fo:text-transform="none" style:use-window-font-color="true" style:font-name="Liberation Serif" fo:font-size="12pt" fo:letter-spacing="normal" fo:font-style="normal" fo:font-weight="normal" officeooo:rsid="01391446" officeooo:paragraph-rsid="01391446" style:font-size-asian="10.5pt" style:font-size-complex="12pt"/>
    </style:style>
    <style:style style:name="P156" style:family="paragraph" style:parent-style-name="Standard">
      <style:text-properties fo:font-variant="normal" fo:text-transform="none" style:use-window-font-color="true" style:font-name="Liberation Serif" fo:font-size="12pt" fo:letter-spacing="normal" fo:font-style="normal" fo:font-weight="normal" officeooo:rsid="013ac531" officeooo:paragraph-rsid="013ac531" style:font-size-asian="10.5pt" style:font-size-complex="12pt"/>
    </style:style>
    <style:style style:name="P157"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58"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59"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60"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61"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62"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63"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64"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65"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66"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67"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68"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69"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70"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71"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72"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73"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74"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75" style:family="paragraph" style:parent-style-name="Standard">
      <style:text-properties officeooo:rsid="002e5fe6" officeooo:paragraph-rsid="002f8b7d"/>
    </style:style>
    <style:style style:name="P176" style:family="paragraph" style:parent-style-name="Standard">
      <style:text-properties officeooo:rsid="0031df64" officeooo:paragraph-rsid="0031df64"/>
    </style:style>
    <style:style style:name="P177" style:family="paragraph" style:parent-style-name="Standard">
      <style:paragraph-properties style:line-height-at-least="0.503cm"/>
      <style:text-properties fo:color="#d4d4d4" style:font-name="Droid Sans Mono" fo:font-size="10.5pt" fo:font-weight="normal" fo:background-color="#1e1e1e"/>
    </style:style>
    <style:style style:name="P178" style:family="paragraph" style:parent-style-name="Standard">
      <style:text-properties officeooo:rsid="0032a402" officeooo:paragraph-rsid="0032a402"/>
    </style:style>
    <style:style style:name="P179" style:family="paragraph" style:parent-style-name="Standard">
      <style:text-properties officeooo:rsid="0032a402" officeooo:paragraph-rsid="0038a229"/>
    </style:style>
    <style:style style:name="P180" style:family="paragraph" style:parent-style-name="Standard">
      <style:text-properties officeooo:rsid="003475ec" officeooo:paragraph-rsid="003475ec"/>
    </style:style>
    <style:style style:name="P181" style:family="paragraph" style:parent-style-name="Standard">
      <style:text-properties officeooo:rsid="003a849e" officeooo:paragraph-rsid="003a849e"/>
    </style:style>
    <style:style style:name="P182" style:family="paragraph" style:parent-style-name="Standard">
      <style:text-properties officeooo:rsid="00427ead" officeooo:paragraph-rsid="00427ead"/>
    </style:style>
    <style:style style:name="P183" style:family="paragraph" style:parent-style-name="Standard">
      <style:paragraph-properties style:line-height-at-least="0.503cm"/>
      <style:text-properties fo:color="#6a9955" style:font-name="Droid Sans Mono" fo:font-size="10.5pt" fo:font-weight="normal" fo:background-color="#1e1e1e"/>
    </style:style>
    <style:style style:name="P184" style:family="paragraph" style:parent-style-name="Standard">
      <style:text-properties officeooo:rsid="004beb84" officeooo:paragraph-rsid="004beb84"/>
    </style:style>
    <style:style style:name="P185" style:family="paragraph" style:parent-style-name="Standard">
      <style:text-properties officeooo:rsid="002bcf1a" officeooo:paragraph-rsid="0029b103"/>
    </style:style>
    <style:style style:name="P186" style:family="paragraph" style:parent-style-name="Standard">
      <style:text-properties officeooo:paragraph-rsid="00571296"/>
    </style:style>
    <style:style style:name="P187" style:family="paragraph" style:parent-style-name="Standard">
      <style:text-properties officeooo:paragraph-rsid="00af4e03"/>
    </style:style>
    <style:style style:name="P188" style:family="paragraph" style:parent-style-name="Standard">
      <style:text-properties officeooo:rsid="00af7657" officeooo:paragraph-rsid="00af7657"/>
    </style:style>
    <style:style style:name="P189" style:family="paragraph" style:parent-style-name="Standard">
      <style:text-properties officeooo:rsid="00b1f2a4" officeooo:paragraph-rsid="00b1f2a4"/>
    </style:style>
    <style:style style:name="P190" style:family="paragraph" style:parent-style-name="Standard">
      <style:text-properties officeooo:paragraph-rsid="00b5b449"/>
    </style:style>
    <style:style style:name="P191" style:family="paragraph" style:parent-style-name="Standard">
      <style:text-properties officeooo:rsid="00bd92da" officeooo:paragraph-rsid="00bd92da"/>
    </style:style>
    <style:style style:name="P192" style:family="paragraph" style:parent-style-name="Standard">
      <style:text-properties officeooo:rsid="00be133f" officeooo:paragraph-rsid="00be133f"/>
    </style:style>
    <style:style style:name="P193" style:family="paragraph" style:parent-style-name="Standard">
      <style:text-properties officeooo:rsid="00c0ae0c" officeooo:paragraph-rsid="00c0ae0c"/>
    </style:style>
    <style:style style:name="P194" style:family="paragraph" style:parent-style-name="Standard">
      <style:text-properties officeooo:rsid="00c447ae" officeooo:paragraph-rsid="00c447ae"/>
    </style:style>
    <style:style style:name="P195" style:family="paragraph" style:parent-style-name="Standard">
      <style:text-properties officeooo:rsid="00c5fbd6" officeooo:paragraph-rsid="00c5fbd6"/>
    </style:style>
    <style:style style:name="P196" style:family="paragraph" style:parent-style-name="Standard">
      <style:text-properties officeooo:paragraph-rsid="00c7421f"/>
    </style:style>
    <style:style style:name="P197" style:family="paragraph" style:parent-style-name="Standard">
      <style:text-properties officeooo:rsid="00c8a3a3" officeooo:paragraph-rsid="00c8a3a3"/>
    </style:style>
    <style:style style:name="P198" style:family="paragraph" style:parent-style-name="Standard">
      <style:text-properties officeooo:rsid="00c8a3a3" officeooo:paragraph-rsid="00cc753a"/>
    </style:style>
    <style:style style:name="P199" style:family="paragraph" style:parent-style-name="Standard">
      <style:text-properties officeooo:rsid="00cdb221" officeooo:paragraph-rsid="00cdb221"/>
    </style:style>
    <style:style style:name="P200" style:family="paragraph" style:parent-style-name="Standard">
      <style:text-properties officeooo:rsid="00d59428" officeooo:paragraph-rsid="00d59428"/>
    </style:style>
    <style:style style:name="P201" style:family="paragraph" style:parent-style-name="Standard">
      <style:text-properties officeooo:paragraph-rsid="00d59428"/>
    </style:style>
    <style:style style:name="P202" style:family="paragraph" style:parent-style-name="Standard">
      <style:text-properties officeooo:rsid="00fc58d1" officeooo:paragraph-rsid="00fc58d1"/>
    </style:style>
    <style:style style:name="P203" style:family="paragraph" style:parent-style-name="Standard">
      <style:text-properties officeooo:rsid="00fc9595" officeooo:paragraph-rsid="00fcc32f"/>
    </style:style>
    <style:style style:name="P204" style:family="paragraph" style:parent-style-name="Standard">
      <style:text-properties officeooo:paragraph-rsid="01044771"/>
    </style:style>
    <style:style style:name="P205" style:family="paragraph" style:parent-style-name="Standard">
      <style:text-properties officeooo:rsid="0105f50f" officeooo:paragraph-rsid="0105f50f"/>
    </style:style>
    <style:style style:name="P206" style:family="paragraph" style:parent-style-name="Standard">
      <style:text-properties officeooo:paragraph-rsid="0127c5f9"/>
    </style:style>
    <style:style style:name="P207" style:family="paragraph" style:parent-style-name="Standard">
      <style:text-properties officeooo:paragraph-rsid="0136da0c"/>
    </style:style>
    <style:style style:name="P208" style:family="paragraph" style:parent-style-name="Standard">
      <style:text-properties officeooo:rsid="01391446" officeooo:paragraph-rsid="01391446"/>
    </style:style>
    <style:style style:name="P209" style:family="paragraph" style:parent-style-name="Standard">
      <style:text-properties officeooo:rsid="013bb11b" officeooo:paragraph-rsid="01391446"/>
    </style:style>
    <style:style style:name="P210" style:family="paragraph" style:parent-style-name="Standard">
      <style:text-properties officeooo:rsid="013c2bd4" officeooo:paragraph-rsid="013c2bd4"/>
    </style:style>
    <style:style style:name="P211" style:family="paragraph" style:parent-style-name="Standard">
      <style:text-properties officeooo:rsid="013de42f" officeooo:paragraph-rsid="013de42f"/>
    </style:style>
    <style:style style:name="P212" style:family="paragraph" style:parent-style-name="Standard">
      <style:text-properties officeooo:rsid="013e108a" officeooo:paragraph-rsid="013e108a"/>
    </style:style>
    <style:style style:name="P213" style:family="paragraph" style:parent-style-name="Standard">
      <style:text-properties officeooo:paragraph-rsid="013e108a"/>
    </style:style>
    <style:style style:name="P214" style:family="paragraph" style:parent-style-name="Standard">
      <style:text-properties officeooo:rsid="0144da9b" officeooo:paragraph-rsid="0144da9b"/>
    </style:style>
    <style:style style:name="P215" style:family="paragraph" style:parent-style-name="Standard">
      <style:text-properties officeooo:rsid="01452725" officeooo:paragraph-rsid="01452725"/>
    </style:style>
    <style:style style:name="P216" style:family="paragraph" style:parent-style-name="Standard">
      <style:text-properties officeooo:rsid="014775fb" officeooo:paragraph-rsid="014775fb"/>
    </style:style>
    <style:style style:name="P217" style:family="paragraph" style:parent-style-name="Standard">
      <style:text-properties officeooo:rsid="014775fb" officeooo:paragraph-rsid="014796e3"/>
    </style:style>
    <style:style style:name="P218" style:family="paragraph" style:parent-style-name="Standard">
      <style:text-properties officeooo:rsid="0145e7fc" officeooo:paragraph-rsid="0145e7fc"/>
    </style:style>
    <style:style style:name="P219" style:family="paragraph" style:parent-style-name="Standard">
      <style:text-properties officeooo:paragraph-rsid="0145e7fc"/>
    </style:style>
    <style:style style:name="P220" style:family="paragraph" style:parent-style-name="Standard">
      <style:text-properties officeooo:rsid="014dfe0a" officeooo:paragraph-rsid="014dfe0a"/>
    </style:style>
    <style:style style:name="P22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2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3"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36da0c" style:font-size-asian="10.5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3c0672" style:font-size-asian="10.5pt" style:font-size-complex="12pt"/>
    </style:style>
    <style:style style:name="T51"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2" style:family="text">
      <style:text-properties fo:font-variant="normal" fo:text-transform="none" fo:color="#242729" style:font-name="Arial1" fo:font-size="11.25pt" fo:letter-spacing="normal" fo:font-style="normal" fo:font-weight="normal"/>
    </style:style>
    <style:style style:name="T53" style:family="text">
      <style:text-properties fo:font-variant="normal" fo:text-transform="none" fo:color="#242729" style:font-name="Consolas" fo:font-size="9.75pt" fo:letter-spacing="normal" fo:font-style="normal" fo:font-weight="normal" loext:padding="0cm" loext:border="none"/>
    </style:style>
    <style:style style:name="T54" style:family="text">
      <style:text-properties fo:font-variant="normal" fo:text-transform="none" fo:color="#242729" style:font-name="inherit" fo:font-size="11.25pt" fo:letter-spacing="normal" fo:font-style="italic" fo:font-weight="normal" loext:padding="0cm" loext:border="none"/>
    </style:style>
    <style:style style:name="T5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font-size="9.75pt" fo:letter-spacing="normal" fo:font-style="normal" fo:font-weight="normal" fo:background-color="transparent" loext:char-shading-value="0" loext:padding="0cm" loext:border="none"/>
    </style:style>
    <style:style style:name="T57" style:family="text">
      <style:text-properties officeooo:rsid="0029247b"/>
    </style:style>
    <style:style style:name="T58" style:family="text">
      <style:text-properties officeooo:rsid="002c22cd"/>
    </style:style>
    <style:style style:name="T59" style:family="text">
      <style:text-properties officeooo:rsid="002e1d9c"/>
    </style:style>
    <style:style style:name="T60" style:family="text">
      <style:text-properties officeooo:rsid="002f8b7d"/>
    </style:style>
    <style:style style:name="T61" style:family="text">
      <style:text-properties fo:color="#ce9178"/>
    </style:style>
    <style:style style:name="T62" style:family="text">
      <style:text-properties fo:color="#569cd6"/>
    </style:style>
    <style:style style:name="T63" style:family="text">
      <style:text-properties fo:color="#c586c0"/>
    </style:style>
    <style:style style:name="T64" style:family="text">
      <style:text-properties fo:color="#d7ba7d"/>
    </style:style>
    <style:style style:name="T65" style:family="text">
      <style:text-properties fo:color="#b5cea8"/>
    </style:style>
    <style:style style:name="T66" style:family="text">
      <style:text-properties fo:color="#6a9955"/>
    </style:style>
    <style:style style:name="T67" style:family="text">
      <style:text-properties fo:color="#dcdcaa"/>
    </style:style>
    <style:style style:name="T68" style:family="text">
      <style:text-properties officeooo:rsid="00539060"/>
    </style:style>
    <style:style style:name="T69" style:family="text">
      <style:text-properties officeooo:rsid="00552e6e"/>
    </style:style>
    <style:style style:name="T70" style:family="text">
      <style:text-properties officeooo:rsid="00571296"/>
    </style:style>
    <style:style style:name="T71" style:family="text">
      <style:text-properties officeooo:rsid="005a24cd"/>
    </style:style>
    <style:style style:name="T72" style:family="text">
      <style:text-properties officeooo:rsid="00600a4a"/>
    </style:style>
    <style:style style:name="T73" style:family="text">
      <style:text-properties officeooo:rsid="0061b905"/>
    </style:style>
    <style:style style:name="T74" style:family="text">
      <style:text-properties fo:color="#1155cc"/>
    </style:style>
    <style:style style:name="T75" style:family="text">
      <style:text-properties fo:color="#1155cc" style:font-name="Arial"/>
    </style:style>
    <style:style style:name="T76" style:family="text">
      <style:text-properties officeooo:rsid="006b280d"/>
    </style:style>
    <style:style style:name="T77" style:family="text">
      <style:text-properties officeooo:rsid="00694686"/>
    </style:style>
    <style:style style:name="T78" style:family="text">
      <style:text-properties officeooo:rsid="006d646f"/>
    </style:style>
    <style:style style:name="T79" style:family="text">
      <style:text-properties officeooo:rsid="006dc5ff"/>
    </style:style>
    <style:style style:name="T80" style:family="text">
      <style:text-properties officeooo:rsid="006dd5d7"/>
    </style:style>
    <style:style style:name="T81" style:family="text">
      <style:text-properties officeooo:rsid="006e6778"/>
    </style:style>
    <style:style style:name="T82" style:family="text">
      <style:text-properties officeooo:rsid="0070589a"/>
    </style:style>
    <style:style style:name="T83" style:family="text">
      <style:text-properties officeooo:rsid="007179ec"/>
    </style:style>
    <style:style style:name="T84" style:family="text">
      <style:text-properties officeooo:rsid="00762db0"/>
    </style:style>
    <style:style style:name="T85" style:family="text">
      <style:text-properties officeooo:rsid="0077fb5d"/>
    </style:style>
    <style:style style:name="T86" style:family="text">
      <style:text-properties style:font-name="Liberation Serif"/>
    </style:style>
    <style:style style:name="T87" style:family="text">
      <style:text-properties style:font-name="Liberation Serif" officeooo:rsid="007a9085"/>
    </style:style>
    <style:style style:name="T88" style:family="text">
      <style:text-properties style:font-name="Liberation Serif" officeooo:rsid="007f917a"/>
    </style:style>
    <style:style style:name="T89" style:family="text">
      <style:text-properties style:font-name="Liberation Serif" officeooo:rsid="0081c8fe"/>
    </style:style>
    <style:style style:name="T90" style:family="text">
      <style:text-properties style:font-name="Liberation Serif" officeooo:rsid="00821bd9"/>
    </style:style>
    <style:style style:name="T91" style:family="text">
      <style:text-properties style:font-name="Liberation Serif" officeooo:rsid="00840df5"/>
    </style:style>
    <style:style style:name="T92" style:family="text">
      <style:text-properties style:font-name="Liberation Serif" officeooo:rsid="00845801"/>
    </style:style>
    <style:style style:name="T93" style:family="text">
      <style:text-properties style:font-name="Liberation Serif" officeooo:rsid="0087d647"/>
    </style:style>
    <style:style style:name="T94" style:family="text">
      <style:text-properties style:font-name="Liberation Serif" officeooo:rsid="00899930"/>
    </style:style>
    <style:style style:name="T95" style:family="text">
      <style:text-properties officeooo:rsid="0085db05"/>
    </style:style>
    <style:style style:name="T96" style:family="text">
      <style:text-properties style:text-position="super 58%" style:font-name="Liberation Serif"/>
    </style:style>
    <style:style style:name="T97" style:family="text">
      <style:text-properties officeooo:rsid="008f7fb2"/>
    </style:style>
    <style:style style:name="T98" style:family="text">
      <style:text-properties fo:color="#242729" style:font-name="Arial1" fo:font-size="11.25pt"/>
    </style:style>
    <style:style style:name="T99" style:family="text">
      <style:text-properties fo:color="#242729" style:font-name="Consolas" fo:font-size="9.75pt" style:text-underline-style="solid" style:text-underline-width="auto" style:text-underline-color="font-color" loext:padding="0cm" loext:border="none"/>
    </style:style>
    <style:style style:name="T100" style:family="text">
      <style:text-properties officeooo:rsid="009568c6"/>
    </style:style>
    <style:style style:name="T101" style:family="text">
      <style:text-properties officeooo:rsid="00986d47"/>
    </style:style>
    <style:style style:name="T102" style:family="text">
      <style:text-properties officeooo:rsid="009a5843"/>
    </style:style>
    <style:style style:name="T103" style:family="text">
      <style:text-properties officeooo:rsid="009c2ab5"/>
    </style:style>
    <style:style style:name="T104" style:family="text">
      <style:text-properties officeooo:rsid="009d0940"/>
    </style:style>
    <style:style style:name="T105" style:family="text">
      <style:text-properties officeooo:rsid="00a0ada3"/>
    </style:style>
    <style:style style:name="T106" style:family="text">
      <style:text-properties officeooo:rsid="00a89602"/>
    </style:style>
    <style:style style:name="T107" style:family="text">
      <style:text-properties officeooo:rsid="00aa7cfb"/>
    </style:style>
    <style:style style:name="T108" style:family="text">
      <style:text-properties fo:color="#d4d4d4" style:font-name="Droid Sans Mono" fo:font-size="10.5pt" fo:background-color="#1e1e1e" loext:char-shading-value="0"/>
    </style:style>
    <style:style style:name="T109" style:family="text">
      <style:text-properties officeooo:rsid="00b92243"/>
    </style:style>
    <style:style style:name="T110" style:family="text">
      <style:text-properties officeooo:rsid="00bbe4da"/>
    </style:style>
    <style:style style:name="T111" style:family="text">
      <style:text-properties officeooo:rsid="00d7c2a7"/>
    </style:style>
    <style:style style:name="T112" style:family="text">
      <style:text-properties officeooo:rsid="00da0cc1"/>
    </style:style>
    <style:style style:name="T113" style:family="text">
      <style:text-properties officeooo:rsid="00dadfe7"/>
    </style:style>
    <style:style style:name="T114" style:family="text">
      <style:text-properties officeooo:rsid="00db6118"/>
    </style:style>
    <style:style style:name="T115" style:family="text">
      <style:text-properties officeooo:rsid="00dbaf7c"/>
    </style:style>
    <style:style style:name="T116" style:family="text">
      <style:text-properties officeooo:rsid="00ddaf8b"/>
    </style:style>
    <style:style style:name="T117" style:family="text">
      <style:text-properties officeooo:rsid="00e6231d"/>
    </style:style>
    <style:style style:name="T118" style:family="text">
      <style:text-properties officeooo:rsid="00ea1dd0"/>
    </style:style>
    <style:style style:name="T119" style:family="text">
      <style:text-properties officeooo:rsid="00ebf777"/>
    </style:style>
    <style:style style:name="T120" style:family="text">
      <style:text-properties officeooo:rsid="00ecaa1d"/>
    </style:style>
    <style:style style:name="T121" style:family="text">
      <style:text-properties officeooo:rsid="00ee11ff"/>
    </style:style>
    <style:style style:name="T122" style:family="text">
      <style:text-properties officeooo:rsid="00eed0cc"/>
    </style:style>
    <style:style style:name="T123" style:family="text">
      <style:text-properties officeooo:rsid="00efa6fa"/>
    </style:style>
    <style:style style:name="T124" style:family="text">
      <style:text-properties officeooo:rsid="00f58d16"/>
    </style:style>
    <style:style style:name="T125" style:family="text">
      <style:text-properties officeooo:rsid="00fcc3ad"/>
    </style:style>
    <style:style style:name="T126" style:family="text">
      <style:text-properties officeooo:rsid="00fd4de6"/>
    </style:style>
    <style:style style:name="T127" style:family="text">
      <style:text-properties officeooo:rsid="0105f50f"/>
    </style:style>
    <style:style style:name="T128" style:family="text">
      <style:text-properties officeooo:rsid="0109b67b"/>
    </style:style>
    <style:style style:name="T129" style:family="text">
      <style:text-properties officeooo:rsid="010ccf64"/>
    </style:style>
    <style:style style:name="T130" style:family="text">
      <style:text-properties style:font-weight-asian="bold" style:font-weight-complex="bold"/>
    </style:style>
    <style:style style:name="T131" style:family="text">
      <style:text-properties officeooo:rsid="01112f1b" style:font-weight-asian="bold" style:font-weight-complex="bold"/>
    </style:style>
    <style:style style:name="T132" style:family="text">
      <style:text-properties officeooo:rsid="010ea8b7" style:font-weight-asian="bold" style:font-weight-complex="bold"/>
    </style:style>
    <style:style style:name="T133" style:family="text">
      <style:text-properties officeooo:rsid="0113a459" style:font-weight-asian="bold" style:font-weight-complex="bold"/>
    </style:style>
    <style:style style:name="T134" style:family="text">
      <style:text-properties officeooo:rsid="0114cf7e" style:font-weight-asian="bold" style:font-weight-complex="bold"/>
    </style:style>
    <style:style style:name="T135" style:family="text">
      <style:text-properties officeooo:rsid="0116b962" style:font-weight-asian="bold" style:font-weight-complex="bold"/>
    </style:style>
    <style:style style:name="T136" style:family="text">
      <style:text-properties officeooo:rsid="0121c003"/>
    </style:style>
    <style:style style:name="T137" style:family="text">
      <style:text-properties officeooo:rsid="0123828e"/>
    </style:style>
    <style:style style:name="T138" style:family="text">
      <style:text-properties officeooo:rsid="012403c9"/>
    </style:style>
    <style:style style:name="T139" style:family="text">
      <style:text-properties officeooo:rsid="01258fcf"/>
    </style:style>
    <style:style style:name="T140" style:family="text">
      <style:text-properties officeooo:rsid="0125f17b"/>
    </style:style>
    <style:style style:name="T141" style:family="text">
      <style:text-properties officeooo:rsid="01289f93"/>
    </style:style>
    <style:style style:name="T142" style:family="text">
      <style:text-properties officeooo:rsid="013de42f"/>
    </style:style>
    <style:style style:name="T143" style:family="text">
      <style:text-properties officeooo:rsid="013e108a"/>
    </style:style>
    <style:style style:name="T144" style:family="text">
      <style:text-properties officeooo:rsid="013fb504"/>
    </style:style>
    <style:style style:name="T145" style:family="text">
      <style:text-properties officeooo:rsid="0142bc1b"/>
    </style:style>
    <style:style style:name="T146" style:family="text">
      <style:text-properties officeooo:rsid="0143e5f1"/>
    </style:style>
    <style:style style:name="T147" style:family="text">
      <style:text-properties officeooo:rsid="01452725"/>
    </style:style>
    <style:style style:name="T148" style:family="text">
      <style:text-properties officeooo:rsid="0145e7fc"/>
    </style:style>
    <style:style style:name="T149" style:family="text">
      <style:text-properties officeooo:rsid="013c2bd4"/>
    </style:style>
    <style:style style:name="T150" style:family="text">
      <style:text-properties officeooo:rsid="014796e3"/>
    </style:style>
    <style:style style:name="T151" style:family="text">
      <style:text-properties officeooo:rsid="0148632e"/>
    </style:style>
    <style:style style:name="T152" style:family="text">
      <style:text-properties officeooo:rsid="0149f973"/>
    </style:style>
    <style:style style:name="T153" style:family="text">
      <style:text-properties officeooo:rsid="014bbe60"/>
    </style:style>
    <style:style style:name="T154" style:family="text">
      <style:text-properties officeooo:rsid="014c84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8">n</text:span> fichier csv est dans le dossier TutoSqlAlch un peu mal nommé.</text:p>
      <text:p text:style-name="P15">Le lien du tu<text:span text:style-name="T59">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7">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85"/>
      <text:p text:style-name="P8"/>
      <text:p text:style-name="P175">Un autre dossier interessant est FlaskBm dans lequel il ya un exemple sur l’utilisation <text:span text:style-name="T60">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75"><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76"><text:span text:style-name="T9">p</text:span><text:span text:style-name="T6">etite astuce pour éviter des erreurs de data exemple :</text:span></text:p>
      <text:p text:style-name="P17"/>
      <text:p text:style-name="P159">#convert date to correct format to avoid error sqlite date type only accept python date objects as input </text:p>
      <text:p text:style-name="P177">dateVirement=datetime.strptime(request.form[<text:span text:style-name="T61">'dateVirement'</text:span>],<text:span text:style-name="T61">"%Y-%m-</text:span><text:span text:style-name="T62">%d</text:span><text:span text:style-name="T61">"</text:span>).date() </text:p>
      <text:p text:style-name="P17"/>
      <text:p text:style-name="P16"><text:soft-page-break/></text:p>
      <text:p text:style-name="P178"><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78"><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80"><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79"><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84"><text:span text:style-name="T21">L</text:span><text:span text:style-name="T6">e login a été implémenté avec succès sur ce dossier.</text:span></text:p>
      <text:p text:style-name="P21"/>
      <text:p text:style-name="P21"/>
      <text:p text:style-name="P181"><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81"><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82"><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82"><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60">response = requests.get(METEO_API_URL)</text:p>
      <text:p text:style-name="P183">#convertit les donnees json en dictionnaire Python</text:p>
      <text:p text:style-name="P177">content = json.loads(response.content.decode(<text:span text:style-name="T61">'utf-8'</text:span>))</text:p>
      <text:p text:style-name="P177"/>
      <text:p text:style-name="P177">data = [] <text:span text:style-name="T66"># On initialise une liste vide</text:span></text:p>
      <text:p text:style-name="P177"><text:span text:style-name="T63">for</text:span> prev <text:span text:style-name="T63">in</text:span> content[<text:span text:style-name="T61">"list"</text:span>]:</text:p>
      <text:p text:style-name="P177">datetime = prev[<text:span text:style-name="T61">'dt'</text:span>] * <text:span text:style-name="T65">1000</text:span></text:p>
      <text:p text:style-name="P177"><text:soft-page-break/>temperature = prev[<text:span text:style-name="T61">'main'</text:span>][<text:span text:style-name="T61">'temp'</text:span>] - <text:span text:style-name="T65">273.15</text:span> <text:span text:style-name="T66"># Conversion de Kelvin en °c</text:span></text:p>
      <text:p text:style-name="P177">temperature = <text:span text:style-name="T67">round</text:span>(temperature, <text:span text:style-name="T65">2</text:span>)</text:p>
      <text:p text:style-name="P177">data.append([datetime, temperature])</text:p>
      <text:p text:style-name="P177"/>
      <text:p text:style-name="P25"/>
      <text:p text:style-name="P160">#serialize data to json format against json.dumps() method will just return an encoded string.</text:p>
      <text:p text:style-name="P177"><text:span text:style-name="T63">return</text:span> jsonify({</text:p>
      <text:p text:style-name="P177"><text:span text:style-name="T61">'status'</text:span>: <text:span text:style-name="T61">'error'</text:span>,</text:p>
      <text:p text:style-name="P177"><text:span text:style-name="T61">'message'</text:span>: <text:span text:style-name="T61">'La requête à l</text:span><text:span text:style-name="T64">\'</text:span><text:span text:style-name="T61">API météo n</text:span><text:span text:style-name="T64">\'</text:span><text:span text:style-name="T61">a pas fonctionné. Voici le message renvoyé par l</text:span><text:span text:style-name="T64">\'</text:span><text:span text:style-name="T61">API : </text:span><text:span text:style-name="T62">{}</text:span><text:span text:style-name="T61">'</text:span>.format(content[<text:span text:style-name="T61">'message'</text:span>])</text:p>
      <text:p text:style-name="P177">}), <text:span text:style-name="T65">500</text:span></text:p>
      <text:p text:style-name="P25"/>
      <text:p text:style-name="P124">json.dumps convert a Python object into a json string. <text:s/></text:p>
      <text:p text:style-name="P124"/>
      <text:p text:style-name="P202"><text:span text:style-name="T44">L</text:span><text:span text:style-name="T6">ink tuto to resume it :</text:span></text:p>
      <text:p text:style-name="P202"><text:a xlink:type="simple" xlink:href="https://www.w3schools.com/python/python_json.asp" text:style-name="Internet_20_link" text:visited-style-name="Visited_20_Internet_20_Link"><text:span text:style-name="T6">https://www.w3schools.com/python/python_json.asp</text:span></text:a></text:p>
      <text:p text:style-name="P125"/>
      <text:p text:style-name="P203"><text:span text:style-name="T6">json.dump <text:s/>is little bit different of </text:span><text:span text:style-name="T44">json.dumps </text:span><text:span text:style-name="T6">even if is a variant of this method. <text:s/></text:span></text:p>
      <text:p text:style-name="P203"><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6"/>
      <text:p text:style-name="P203"><text:span text:style-name="T45">This following link explains the difference between </text:span><text:span text:style-name="T6">json.dump <text:s/></text:span><text:span text:style-name="T45">and </text:span><text:span text:style-name="T6">json.dump</text:span><text:span text:style-name="T45">s :</text:span></text:p>
      <text:p text:style-name="P126"/>
      <text:p text:style-name="P122"><text:a xlink:type="simple" xlink:href="https://www.geeksforgeeks.org/json-dump-in-python/" text:style-name="Internet_20_link" text:visited-style-name="Visited_20_Internet_20_Link">https://www.geeksforgeeks.org/json-dump-in-python/</text:a></text:p>
      <text:p text:style-name="P122"/>
      <text:p text:style-name="P122">or another example with other kind of format</text:p>
      <text:p text:style-name="P29"/>
      <text:p text:style-name="P171">driver.get(<text:span text:style-name="T62">f</text:span><text:span text:style-name="T61">"https://www.pluralsight.com/search?q=</text:span><text:span text:style-name="T62">{</text:span>search_keyword<text:span text:style-name="T62">}</text:span><text:span text:style-name="T61">&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8">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9">répertoires comme contenant des packages.</text:span><text:span text:style-name="T71">Il y a aussi les tests qui ont été effectués.</text:span></text:p>
      <text:p text:style-name="P73">The file <text:span text:style-name="T110">v</text:span>iews.py is for <text:span text:style-name="T109">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70">id=</text:span>request.args.<text:span text:style-name="T70">get(‘id’) pour récupérer le paramètre id dans l’url:</text:span></text:p>
      <text:p text:style-name="P186"><text:span text:style-name="T24">http:localhost:5000/result?firstname=mico&amp;id=3 par exemple où firstname et id sont respectivement les 1</text:span><text:span text:style-name="T51">er</text:span><text:span text:style-name="T24"> et 2ème paramètres .</text:span></text:p>
      <text:p text:style-name="P186"><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9">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69">response = urllib.request.urlopen(<text:span text:style-name="T61">"</text:span><text:a xlink:type="simple" xlink:href="http://pplapi.com/batch/" text:style-name="Internet_20_link" text:visited-style-name="Visited_20_Internet_20_Link">http://pplapi.com/batch/</text:a><text:span text:style-name="T62">{}</text:span><text:span text:style-name="T61">/sample.json"</text:span>.format(request_count))</text:p>
      <text:p text:style-name="P169"/>
      <text:p text:style-name="P170"/>
      <text:p text:style-name="P170"/>
      <text:p text:style-name="P170"/>
      <text:p text:style-name="P170"/>
      <text:p text:style-name="P170"/>
      <text:p text:style-name="P170"/>
      <text:p text:style-name="P172"/>
      <text:p text:style-name="P170"/>
      <text:p text:style-name="P170"/>
      <text:p text:style-name="P170"/>
      <text:p text:style-name="P170"/>
      <text:p text:style-name="P170"/>
      <text:p text:style-name="P170"/>
      <text:p text:style-name="P34"><text:span text:style-name="T72">Le dossier Selenium</text:span><text:span text:style-name="T73">Scrap</text:span><text:span text:style-name="T72">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4">https://towardsdatascience.</text:span></text:a></text:p>
      <text:p text:style-name="Standard"/>
      <text:p text:style-name="P84">N.B Différents types d’usage de la méthode format dans les exemples ci dessus :</text:p>
      <text:p text:style-name="P84"/>
      <text:p text:style-name="P84">name= ‘Mico’</text:p>
      <text:p text:style-name="P84"/>
      <text:p text:style-name="P84">age=’41’</text:p>
      <text:p text:style-name="P84"/>
      <text:p text:style-name="P84">print(f ‘My name is{name} and I am {age} years old’)</text:p>
      <text:p text:style-name="P84"/>
      <text:p text:style-name="P84">print(‘My name is{} and I am {} years old’.format(name,age))</text:p>
      <text:p text:style-name="P84"/>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4">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81">suivant</text:span> <text:span text:style-name="T76">et qui se base sur l’automation de drivy </text:span><text:span text:style-name="T107">et montre aussi le fait d’éviter des clics de banner javascripts indues.</text:span></text:p>
      <text:p text:style-name="P96">Ce fichier montre également une bonne démonstration de l’usage de format f <text:span text:style-name="T114">voir notamment dans la fonction get_pages(nb,url) deans ce fichier avec 1 concaténation dans l’url tellle que page={str(i)} </text:span><text:span text:style-name="T115">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8">EC.invisibility_of_element</text:span></text:p>
      <text:p text:style-name="P66"/>
      <text:p text:style-name="P41"/>
      <text:p text:style-name="P42">Une autre <text:span text:style-name="T77">bonne implémentation de sélénium <text:s/></text:span>avec beautiful soup <text:s/><text:span text:style-name="T77">est dans le dossier personnel le</text:span>s <text:span text:style-name="T77">fichier</text:span>s <text:span text:style-name="T78">testSeleniumOnly.py et testSeleniumBS.py qui montrent l’extraction d’informations de pages dynamiques aves selenium que ne peut faire </text:span>beautiful soup <text:s/><text:span text:style-name="T85">l</text:span><text:span text:style-name="T78">imité à <text:s/>l’extraction d’informations de pages d’où la combinaison <text:s/>des 2. </text:span><text:span text:style-name="T82">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4">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80">to use file html in place of url to use selenium</text:span></text:p>
      <text:p text:style-name="P173">#when we use file in place of simple url do like this</text:p>
      <text:p text:style-name="P177">driver.get(<text:span text:style-name="T61">'file:///'</text:span> + os.getcwd() +<text:span text:style-name="T61">'/testSeleniumBS.html'</text:span>)</text:p>
      <text:p text:style-name="P43"/>
      <text:p text:style-name="P43"/>
      <text:p text:style-name="P173">Create a parse tree of page sources </text:p>
      <text:p text:style-name="P177">soup = BeautifulSoup(soup_file,<text:span text:style-name="T61">"lxml"</text:span>)</text:p>
      <text:p text:style-name="P43"/>
      <text:p text:style-name="P43">Faire driver.qui<text:span text:style-name="T79">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3">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74"># execute script to scroll down the page</text:p>
      <text:p text:style-name="P177">driver.execute_script(<text:span text:style-name="T61">"window.scrollTo(0, document.body.scrollHeight);var lenOfPage=document.body.scrollHeight;return lenOfPage;"</text:span>)</text:p>
      <text:p text:style-name="P44"/>
      <text:p text:style-name="P46">Un autre bon fichier est sel_ebay.py montrant l’extraction de data du site ebay avec sélénium</text:p>
      <text:p text:style-name="P161"/>
      <text:p text:style-name="P161"><text:soft-page-break/></text:p>
      <text:p text:style-name="P162">L<text:span text:style-name="T86">e fichier logicImmoTest contient une bonne implémentation de sélénium et BS en extrayant des données du site logicimmo </text:span><text:span text:style-name="T87">et aussi avec 1 sauvegarde des résultats dans 1 dataframe panda.</text:span></text:p>
      <text:p text:style-name="P47"/>
      <text:p text:style-name="P163"><text:span text:style-name="T87">P</text:span><text:span text:style-name="T86">ython -m pip install module si jamais le module a installer ne marche pas avec le pip classic.</text:span></text:p>
      <text:p text:style-name="P48"/>
      <text:p text:style-name="P48"/>
      <text:p text:style-name="P164"><text:span text:style-name="T86">Une bonne implémentation de BS et de word_cloud pour avoir un nuage de mots est faite à partir du fichier word_cloud.py </text:span><text:span text:style-name="T88">basé sur search on google. </text:span><text:span text:style-name="T89">Le lien du tuto est le suivant :</text:span></text:p>
      <text:p text:style-name="P49"/>
      <text:p text:style-name="P49">https://medium.com/illumination/scraping-news-and-creating-a-word-cloud-in-python-10ea312c49ba</text:p>
      <text:p text:style-name="P50"/>
      <text:p text:style-name="P167"><text:span text:style-name="T88">P</text:span><text:span text:style-name="T86">our changer une liste en string par exemple faire : text=’ ’.join(descriptions </text:span><text:span text:style-name="T90">qui est 1 liste</text:span><text:span text:style-name="T86">)</text:span></text:p>
      <text:p text:style-name="P51"><text:s/></text:p>
      <text:p text:style-name="P51"/>
      <text:p text:style-name="P165"><text:span text:style-name="T86">Une <text:s/></text:span><text:span text:style-name="T91">autre </text:span><text:span text:style-name="T86">bonne implémentation de BS <text:s/></text:span><text:span text:style-name="T91">et de sélénium est faite à partir des fichiers money.py et moneyBS.py à partir de l’url du tuto </text:span><text:span text:style-name="T92">où il faut récupérer des codes NASDAQ et des noms de compagnies pour un client</text:span><text:span text:style-name="T91"> :</text:span></text:p>
      <text:p text:style-name="P52"/>
      <text:p text:style-name="P165"><text:a xlink:type="simple" xlink:href="https://medium.com/python-in-plain-english/4-python-libraries-to-help-you-make-money-from-webscraping-57ba6d8ce56d" text:style-name="Internet_20_link" text:visited-style-name="Visited_20_Internet_20_Link"><text:span text:style-name="T91">https://medium.com/python-in-plain-english/4-python-libraries-to-help-you-make-money-from-webscraping-57ba6d8ce56d</text:span></text:a></text:p>
      <text:p text:style-name="P52"/>
      <text:p text:style-name="P52">c<text:span text:style-name="T95">et exemple montre aussi l’extraction de data d’un tableau avec un css slector</text:span></text:p>
      <text:p text:style-name="P52"/>
      <text:p text:style-name="P166"><text:span text:style-name="T86">Une <text:s/></text:span><text:span text:style-name="T91">autre </text:span><text:span text:style-name="T86">bonne implémentation de BS <text:s/></text:span><text:span text:style-name="T91">et de sélénium est faite à partir </text:span><text:span text:style-name="T93">du fichiers sel_esp.py où est bien expliquer aussi </text:span><text:span text:style-name="T94">les différents parcours de listes et l’usage de dataframe, l’url y afférente est la suivante :</text:span></text:p>
      <text:p text:style-name="P166"><text:a xlink:type="simple" xlink:href="https://medium.com/swlh/web-scraping-using-selenium-and-beautifulsoup-adfc8810240a" text:style-name="Internet_20_link" text:visited-style-name="Visited_20_Internet_20_Link"><text:span text:style-name="T94">https://medium.com/swlh/web-scraping-using-selenium-and-beautifulsoup-adfc8810240a</text:span></text:a></text:p>
      <text:p text:style-name="P53"/>
      <text:p text:style-name="P168"><text:span text:style-name="T86">l[:5] pour les 5 1</text:span><text:span text:style-name="T96">ers</text:span><text:span text:style-name="T86">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5">(to check because i think that this file is deleted) </text:span>qui met en application l’usage de la fonction pivot_table de pandas pour grouper différentes valeurs et est basé sur le tu<text:span text:style-name="T105">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100">p</text:span>er.<text:span text:style-name="T106">p</text:span>y c<text:span text:style-name="T106">o</text:span>ntient 1 bonne implémentation de sélénium avec automation <text:s/>et d’e<text:span text:style-name="T97">xt</text:span>ract de data d’amazon <text:span text:style-name="T97">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223"><text:span text:style-name="T98">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9">drop</text:span></text:span></text:a><text:span text:style-name="T98">:</text:span></text:p>
      <text:p text:style-name="P221"><text:span text:style-name="Source_20_Text"><text:span text:style-name="T55">df = df.drop('column_name', 1,</text:span></text:span><text:span text:style-name="Source_20_Text"><text:span text:style-name="T56"> </text:span></text:span><text:span text:style-name="Source_20_Text"><text:span text:style-name="T55">inplace=True)</text:span></text:span></text:p>
      <text:p text:style-name="P222"><text:span text:style-name="T52">where </text:span><text:span text:style-name="Source_20_Text"><text:span text:style-name="T53">1</text:span></text:span><text:span text:style-name="T52"> is the </text:span><text:span text:style-name="Emphasis"><text:span text:style-name="T54">axis</text:span></text:span><text:span text:style-name="T52"> number (</text:span><text:span text:style-name="Source_20_Text"><text:span text:style-name="T53">0</text:span></text:span><text:span text:style-name="T52"> for rows and </text:span><text:span text:style-name="Source_20_Text"><text:span text:style-name="T53">1</text:span></text:span><text:span text:style-name="T52">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2">I</text:span>mage.<text:span text:style-name="T102">py</text:span> <text:span text:style-name="T101">issu de (from PIL import image)</text:span></text:p>
      <text:p text:style-name="P62"/>
      <text:p text:style-name="P62"/>
      <text:p text:style-name="P63">Un fichier intéressant est covid.py qui balaie certaines notions de dataframe comme le format datetime , les aggrégations le groupby , apply ,<text:span text:style-name="T103">input,</text:span><text:span text:style-name="T104">sort_values</text:span><text:span text:style-name="T103">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5">https://towardsdatascience.com/11-examples-to-master-pandas-groupby-function-86e0de574f38</text:span></text:a></text:p>
      <text:p text:style-name="P11"/>
      <text:p text:style-name="P13"/>
      <text:p text:style-name="P11"/>
      <text:p text:style-name="P200"><text:span text:style-name="T42">D</text:span><text:span text:style-name="T6">ifferences between <text:s/></text:span><text:span text:style-name="T42">groupby </text:span><text:span text:style-name="T6">and <text:s/></text:span><text:span text:style-name="T42">pivot_table</text:span></text:p>
      <text:p text:style-name="P87"/>
      <text:p text:style-name="P88">-In groupby function we pass the column we want to groupby in the parentheses and in pivot_table() the equivalent parameter is index. <text:s/></text:p>
      <text:p text:style-name="P88"/>
      <text:p text:style-name="P201"><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9"/>
      <text:p text:style-name="P201"><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87"><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88"><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89"><text:span text:style-name="T29">L</text:span><text:span text:style-name="T6">e fichier filter.py montre l’usage de la fonction filter avec les expressions lambda à partir du tuto :</text:span></text:p>
      <text:p text:style-name="P189"><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8">filter(function,iterable)</text:p>
      <text:p text:style-name="P128"/>
      <text:p text:style-name="P128">we use often list to see filter results int output.</text:p>
      <text:p text:style-name="P71"/>
      <text:p text:style-name="P72">le fichier aliexpress.py contient l’extraction de données d’aliexpress avec selenium et BS.</text:p>
      <text:p text:style-name="P72"/>
      <text:p text:style-name="P190"><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92"><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91"><text:span text:style-name="T33">U</text:span><text:span text:style-name="T6">n lien très utile concernant les astuces de code avec pandas <text:s/>à consulter en cas de doute ou d’infos est le suivant :</text:span></text:p>
      <text:p text:style-name="P191"><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93"><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94"><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95"><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96"><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97"><text:span text:style-name="T37">P</text:span><text:span text:style-name="T6">s ce fichier pour l’instant fonctionne </text:span><text:span text:style-name="T38">sauf pour l’endpoint /mine_block ou le résultat attendu est long…</text:span></text:p>
      <text:p text:style-name="P90"/>
      <text:p text:style-name="P198"><text:span text:style-name="T38">...</text:span><text:span text:style-name="T39">This method return the most frequent elts that appears in a list :</text:span></text:p>
      <text:p text:style-name="P91"/>
      <text:p text:style-name="P91">def most_frequent(nums) :</text:p>
      <text:p text:style-name="P91"><text:s text:c="6"/>return max(set(nums),key = nums.count)</text:p>
      <text:p text:style-name="P91"/>
      <text:p text:style-name="P92">len(df.columns) pour compter le nombre de colonnes dans 1 dataframe</text:p>
      <text:p text:style-name="P92"/>
      <text:p text:style-name="P93">transform date to special datetime like following example :</text:p>
      <text:p text:style-name="P93"/>
      <text:p text:style-name="P93">data[‘date_naissance’]=pd.to_datetime(data[‘date_naissance’],</text:p>
      <text:p text:style-name="P199"><text:soft-page-break/><text:span text:style-name="T6">format=’%d%m%Y’,</text:span><text:span text:style-name="T40"> errors= ‘coerce’</text:span><text:span text:style-name="T6">)</text:span></text:p>
      <text:p text:style-name="P11"/>
      <text:p text:style-name="P83">Le fichier blockchain_<text:span text:style-name="T153">test</text:span>.py comment créer une <text:s/>blockchain de crypto en partant de 0 <text:s/>et se base sur l’url du tuto suivant  <text:span text:style-name="T153">et est dans le dossier CreateBlockChain </text:span><text:span text:style-name="T154">de documents</text:span><text:span text:style-name="T153"> </text:span>:</text:p>
      <text:p text:style-name="P83">https://medium.com/coinmonks/python-tutorial-build-a-blockchain-713c706f6531</text:p>
      <text:p text:style-name="P12"/>
      <text:p text:style-name="P85">Une autre petite implémentation de worldcould a été faite avec le fichier wld_cloud.py a partir de l’url </text:p>
      <text:p text:style-name="P85"><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6"/>
      <text:p text:style-name="P94">Le fichier immo.py retrace quelques éléments immobilier tirés du site des impots pour plusieurs rues notamment gin<text:span text:style-name="T111">er</text:span> los rios avec utilisation de matplotlib …</text:p>
      <text:p text:style-name="P94"/>
      <text:p text:style-name="P95">Le fichier job<text:span text:style-name="T113">s</text:span>.py contient une implémentation importante mais inachevée des xpath et <text:span text:style-name="T112">select(dropdown)</text:span> plusieurs pages à itérer à partir desquelles extraire les infos et ceci à partir de l’url suivante :</text:p>
      <text:p text:style-name="P95"><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5"/>
      <text:p text:style-name="P95"/>
      <text:p text:style-name="P95"/>
      <text:p text:style-name="P79"/>
      <text:p text:style-name="P97"/>
      <text:p text:style-name="P97">To add a picture in flask app ,use <text:s text:c="2"/>src= »{{url_for(‘static’,filename=’<text:span text:style-name="T116">file.jpg</text:span>’<text:span text:style-name="T116">)}} like in this tuto :</text:span></text:p>
      <text:p text:style-name="P97"><text:a xlink:type="simple" xlink:href="https://kanchanardj.medium.com/how-to-add-images-to-html-in-a-flask-app-4dbcc92e3aeb" office:target-frame-name="_blank" xlink:show="new" text:style-name="Internet_20_link" text:visited-style-name="Visited_20_Internet_20_Link"><text:span text:style-name="T74">https://kanchanardj.medium.</text:span></text:a></text:p>
      <text:p text:style-name="Standard"/>
      <text:p text:style-name="P98">Don’t forget to add this in a folder named static in your application.</text:p>
      <text:p text:style-name="P98"/>
      <text:p text:style-name="P100">In flask application always put css ,javascript <text:s/>files on folder named static.</text:p>
      <text:p text:style-name="P98"/>
      <text:p text:style-name="P98"/>
      <text:p text:style-name="P99">Le fichier sqlTitanic.py retrace les usages de query, nsmallest, nlargest à partir de l’url suivante :</text:p>
      <text:p text:style-name="P99"><text:a xlink:type="simple" xlink:href="https://moncoachdata.com/blog/" text:style-name="Internet_20_link" text:visited-style-name="Visited_20_Internet_20_Link"><text:span text:style-name="T75">https://moncoachdata.com/blog/</text:span></text:a></text:p>
      <text:p text:style-name="P14"/>
      <text:p text:style-name="P101">Le dossier Wsite <text:s/>dans documents montre l’usage d’un template bootstrap avec flask avec une récupération des données à partir d’un fichier et d’une base sqlite3.</text:p>
      <text:p text:style-name="P104">NB : correspondance avec sitew dans heroku.</text:p>
      <text:p text:style-name="P101"/>
      <text:p text:style-name="P102">Pour le déploiement d’une application sur heroku ne pas oublier de rajouter les dépendances utiles avec leurs versions récentes correspondantes qu’on peut googliser dans le fichier requirements.txt comme par exemple flask_sqlalchemy,flasklogin,wtforms .</text:p>
      <text:p text:style-name="P102"><text:s/>Même elles sont dans le code , il faut les rajouter dans requirements.txt <text:s/>sinon erreur de déploiement.</text:p>
      <text:p text:style-name="P102">Le dossier Wsite est le bon exemple à suivre .</text:p>
      <text:p text:style-name="P102">Sur les autres dossiers j’avais rajouté ces fichiers il me semble à partir de <text:span text:style-name="T117">la commande :</text:span></text:p>
      <text:p text:style-name="P103">virtualenv venv</text:p>
      <text:p text:style-name="P103">pour créer un environnement virtuel et uploader les fichiers mais un petit doute.</text:p>
      <text:p text:style-name="P103">virtualenv venv par contre crée bien <text:s/>un environnement virtuel utile.</text:p>
      <text:p text:style-name="P114">Dans ce dossier comme dans tant d’autres en général l’usage de la commande python run.py crée la base de données et les tables qui vont avec.</text:p>
      <text:p text:style-name="P103"/>
      <text:p text:style-name="P103"/>
      <text:p text:style-name="P105"><text:soft-page-break/></text:p>
      <text:p text:style-name="P106">Très bon lien pour tuto sur rendre en fichiers plats des files json  <text:span text:style-name="T137">avec multiples level </text:span><text:span text:style-name="T138">flattening <text:s/>json </text:span><text:span text:style-name="T137">aussi </text:span><text:span text:style-name="T139">et aussi record_path</text:span><text:span text:style-name="T140">(argument to flatten a nested list)</text:span><text:span text:style-name="T139"> comme par exemple</text:span></text:p>
      <text:p text:style-name="P106"/>
      <text:p text:style-name="P146">pd.json_normalize(datas, record_path=['data'])</text:p>
      <text:p text:style-name="P105"/>
      <text:p text:style-name="P105"><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5"/>
      <text:p text:style-name="P107">use function pd.json_normalize(dict) to transform json dictionnaire in pandas dataframe</text:p>
      <text:p text:style-name="P108"><text:span text:style-name="T118">j</text:span>son_normalize<text:span text:style-name="T120">() function</text:span> <text:span text:style-name="T118">only accepts a dict or a list of dicts.</text:span></text:p>
      <text:p text:style-name="P108"/>
      <text:p text:style-name="P110"><text:span text:style-name="T118">j</text:span>son_normalize<text:span text:style-name="T120">() <text:s/></text:span><text:span text:style-name="T121">convert all keys of a dictionnary into columns and all values <text:s/>of a dictionnary into <text:s/>rows on dataframe.</text:span></text:p>
      <text:p text:style-name="P108"/>
      <text:p text:style-name="P111">To flatten a local file json on a pandas dataframe , use<text:span text:style-name="T123">d </text:span>to load data using python json module</text:p>
      <text:p text:style-name="P111"><text:s/>with open(‘file.json’,r) as f :</text:p>
      <text:p text:style-name="P111"><text:s text:c="8"/>data=json.loads(f.read())</text:p>
      <text:p text:style-name="P111">and <text:s/>after flattening json data.append</text:p>
      <text:p text:style-name="P109">pd.json_normalize<text:span text:style-name="T119">(data)</text:span></text:p>
      <text:p text:style-name="P118">NB : when using expression <text:span text:style-name="T119"><text:s/>with open </text:span>as f, f is closed automatically.</text:p>
      <text:p text:style-name="P109"/>
      <text:p text:style-name="P112">don’t forget to look the url below to better understand this sentences.</text:p>
      <text:p text:style-name="P112"/>
      <text:p text:style-name="P113"/>
      <text:p text:style-name="P113">A good tuto to see manipulations with pandas dataframe <text:span text:style-name="T122">(merge,join,concatenate,unstack,stack,explode,melt,pivot) the link is :</text:span></text:p>
      <text:p text:style-name="P113"/>
      <text:p text:style-name="P113"><text:a xlink:type="simple" xlink:href="https://mail.google.com/mail/u/0/#all/FMfcgzGkXmXrwwSWzXQLcdWtTvnnftDx" text:style-name="Internet_20_link" text:visited-style-name="Visited_20_Internet_20_Link">https://mail.google.com/mail/u/0/#all/FMfcgzGkXmXrwwSWzXQLcdWtTvnnftDx</text:a></text:p>
      <text:p text:style-name="P116"/>
      <text:p text:style-name="P115">Le <text:s/>dossier CarRental contient une bonne implémentation de récupération des données dans un fichier json et d’affichage de celle ci dans un site web .</text:p>
      <text:p text:style-name="P117">Il comprend aussi le bon usage d’un template bootstrap avec intégration de ces différents éléments dans Flask .</text:p>
      <text:p text:style-name="P115"/>
      <text:p text:style-name="P119">Le dataframe vileneuveDataFrame.ipynb fournit des infos sur l’extraction de données de vileneuve st georges à partir du site des impôts l’usqge aussi des fonctions pivot table, croostab. <text:span text:style-name="T124">Les données choisies sont celles issues des t2.</text:span></text:p>
      <text:p text:style-name="P119"/>
      <text:p text:style-name="P120">Le dossier FlaskVileneuv contient une implémenation avec récupération des data de vileneuve st georges concernant les T2 dans la ville ainsi <text:s/>qu’1 envoi de cette appli avec CRUD dans heroku.</text:p>
      <text:p text:style-name="P120"/>
      <text:p text:style-name="P120"/>
      <text:p text:style-name="P121">Le dossier weathermap contient la mise en place à partir du lien du tuto ci dessous de l’api openweathermap et de la la récupération des résultats renvoyés à partir de json.</text:p>
      <text:p text:style-name="P121"/>
      <text:p text:style-name="P121">https://medium.com/free-code-camp/how-to-build-a-web-app-using-pythons-flask-and-google-app-engine-52b1bb82b221</text:p>
      <text:p text:style-name="P121"/>
      <text:p text:style-name="P121"><text:s/><text:span text:style-name="T125">test api json example </text:span><text:span text:style-name="T126">with tesfile alphavantage.py</text:span></text:p>
      <text:p text:style-name="P121"><text:a xlink:type="simple" xlink:href="https://www.alphavantage.co/" text:style-name="Internet_20_link" text:visited-style-name="Visited_20_Internet_20_Link">https://www.alphavantage.co/</text:a></text:p>
      <text:p text:style-name="P127"><text:soft-page-break/>An other good example of use of api json with differents methods to extract datas like requests.get(url) or json.dump is finalspace.py</text:p>
      <text:p text:style-name="P127"/>
      <text:p text:style-name="P127"/>
      <text:p text:style-name="P123"/>
      <text:p text:style-name="P123"/>
      <text:p text:style-name="P123"/>
      <text:p text:style-name="P129"/>
      <text:p text:style-name="P129"/>
      <text:p text:style-name="P130">Un exemple de nettoyage de dataset avec une fonction panda nommée pipe est donnée à partir du tuto</text:p>
      <text:p text:style-name="P130"><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30"/>
      <text:p text:style-name="P130">et est exécuté dans le fichier clean_dataset_with_pipe.ipynb.</text:p>
      <text:p text:style-name="P130"/>
      <text:p text:style-name="P131">Ce fichier contient aussi extraction de data de pdf avec python comme dans le tuto suivant :</text:p>
      <text:p text:style-name="P131"/>
      <text:p text:style-name="P204"><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31"/>
      <text:p text:style-name="P132">To understand linear regression you can follow this tutos :</text:p>
      <text:p text:style-name="P205"><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2"/>
      <text:p text:style-name="P132">my training set for th<text:span text:style-name="T136">i</text:span>s is envo_jouhaux_machinelearning.ipynb</text:p>
      <text:p text:style-name="P132"/>
      <text:p text:style-name="P133">A good tuto to understand <text:span text:style-name="T127">linear regression <text:s/></text:span>at the following link :</text:p>
      <text:p text:style-name="P133"/>
      <text:p text:style-name="P133"><text:a xlink:type="simple" xlink:href="https://linuxhint.com/house-price-prediction-linear-regression/" text:style-name="Internet_20_link" text:visited-style-name="Visited_20_Internet_20_Link">https://linuxhint.com/house-price-prediction-linear-regression/</text:a></text:p>
      <text:p text:style-name="P133"/>
      <text:p text:style-name="P133">application with amelioration of this tuto  <text:span text:style-name="T128">at try_predict_house_machine_learning.ipynb</text:span></text:p>
      <text:p text:style-name="P133"/>
      <text:p text:style-name="P134">to create a 2 d dimensionnal array <text:span text:style-name="T129">do somethong like this : [[array]]</text:span></text:p>
      <text:p text:style-name="P134"/>
      <text:p text:style-name="P135">dans 1 moindre mesure voir le fichier loyer_predict_openclassroom.ipynb pour la prédiction de loyer en fonction de la surface tiré du cours de machine learning d’openclassroom</text:p>
      <text:p text:style-name="P133"/>
      <text:p text:style-name="P133"/>
      <text:p text:style-name="P136">YahooFinanceApi is well used in <text:span text:style-name="T130">YahooFinanceApi.ipynb and well explained in the following tuto :</text:span></text:p>
      <text:p text:style-name="P157"/>
      <text:p text:style-name="P136"><text:a xlink:type="simple" xlink:href="https://medium.com/the-marquee-group/how-to-use-python-in-a-finance-environment-3c830538768" text:style-name="Internet_20_link" text:visited-style-name="Visited_20_Internet_20_Link"><text:span text:style-name="T130">https://medium.com/the-marquee-group/how-to-use-python-in-a-finance-environment-3c830538768</text:span></text:a></text:p>
      <text:p text:style-name="P157"/>
      <text:p text:style-name="P138"><text:span text:style-name="T130">An other </text:span><text:span text:style-name="T131">tuto to see</text:span><text:span text:style-name="T130"> investment </text:span><text:span text:style-name="T135">(profit and loss) </text:span><text:span text:style-name="T131">with </text:span><text:span text:style-name="T132">YahooFinance </text:span><text:span text:style-name="T134">api</text:span><text:span text:style-name="T132">, </text:span><text:span text:style-name="T133">with usage of input in python</text:span></text:p>
      <text:p text:style-name="P158"/>
      <text:p text:style-name="P137"><text:a xlink:type="simple" xlink:href="https://medium.com/analytics-vidhya/a-simple-day-and-night-strategy-using-python-a36c18578161" text:style-name="Internet_20_link" text:visited-style-name="Visited_20_Internet_20_Link"><text:span text:style-name="T132">https://medium.com/analytics-vidhya/a-simple-day-and-night-strategy-using-python-a36c18578161</text:span></text:a></text:p>
      <text:p text:style-name="P158"/>
      <text:p text:style-name="P139"><text:span text:style-name="T132">a</text:span><text:span text:style-name="T130">lways performed in <text:s/></text:span><text:span text:style-name="T132">YahooFinanceApi.</text:span><text:span text:style-name="T130">ipynb</text:span></text:p>
      <text:p text:style-name="P123"/>
      <text:p text:style-name="P115"/>
      <text:p text:style-name="P140">Another example to predict data is given in the file LoanPrediction EDA.ipynb which is inspired by this tuto in kaggle : </text:p>
      <text:p text:style-name="P140"/>
      <text:p text:style-name="P140"><text:soft-page-break/><text:a xlink:type="simple" xlink:href="https://www.kaggle.com/knightbearr/loan-prediction-eda-knightbearr" text:style-name="Internet_20_link" text:visited-style-name="Visited_20_Internet_20_Link">https://www.kaggle.com/knightbearr/loan-prediction-eda-knightbearr</text:a></text:p>
      <text:p text:style-name="P140"/>
      <text:p text:style-name="P141">Predict Test of Score Students.ipynb for template for my CV.* link to the following url :</text:p>
      <text:p text:style-name="P141"><text:a xlink:type="simple" xlink:href="https://www.kaggle.com/renatosn/linear-regression-score-0-96-mae-2-29" text:style-name="Internet_20_link" text:visited-style-name="Visited_20_Internet_20_Link">https://www.kaggle.com/renatosn/linear-regression-score-0-96-mae-2-29</text:a></text:p>
      <text:p text:style-name="P141"/>
      <text:p text:style-name="P141"/>
      <text:p text:style-name="P112"/>
      <text:p text:style-name="P142">Another good example to predict loyer on Paris is on <text:s/>the file Encadrement-des-loyers_Paris.ipynb and <text:s/>the code is inside tutorial :</text:p>
      <text:p text:style-name="P142"/>
      <text:p text:style-name="P142"><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2"/>
      <text:p text:style-name="P142"/>
      <text:p text:style-name="P143">Le fichier dogecoin_prediction_analysis.ipynb donne 1 bonne analyse de la préd<text:tab/> du dogecoin tirée à partir du tuto  kaggle:</text:p>
      <text:p text:style-name="P143"/>
      <text:p text:style-name="P143"><text:a xlink:type="simple" xlink:href="https://www.kaggle.com/ksingh123/dogecoin-prediction-analysis-98" text:style-name="Internet_20_link" text:visited-style-name="Visited_20_Internet_20_Link">https://www.kaggle.com/ksingh123/dogecoin-prediction-analysis-98</text:a></text:p>
      <text:p text:style-name="P143"/>
      <text:p text:style-name="P144">on voit notamment dans ce tuto l’usage d’un tracé de fonction à partir de groupby.</text:p>
      <text:p text:style-name="P144"/>
      <text:p text:style-name="P145">The file coinMarketTest.py <text:s/>to test data from coinmarketcap <text:span text:style-name="T141">inthis file use of argument record_path</text:span></text:p>
      <text:p text:style-name="P145"/>
      <text:p text:style-name="P206"><text:span text:style-name="T47">df</text:span><text:span text:style-name="T48">=pd.json_normalize(datas, record_path=['data'])</text:span></text:p>
      <text:p text:style-name="P145"/>
      <text:p text:style-name="P147">Le fichier CoinMarketCategoriesEndpoint.ipynb détaille des opérations sur l’endpoint contenant categories de coinmarketcap</text:p>
      <text:p text:style-name="P147"/>
      <text:p text:style-name="P147"/>
      <text:p text:style-name="P148">Le fichier IntroMachineLearningExercisesTuto.ipynb détaille les opérations effecuées à partir du bon tuto d’apprentissage de machine learning kaggle ayant le lien suivant :</text:p>
      <text:p text:style-name="P148"/>
      <text:p text:style-name="P148"><text:a xlink:type="simple" xlink:href="https://www.kaggle.com/learn/intro-to-machine-learning" text:style-name="Internet_20_link" text:visited-style-name="Visited_20_Internet_20_Link">https://www.kaggle.com/learn/intro-to-machine-learning</text:a></text:p>
      <text:p text:style-name="P148"/>
      <text:p text:style-name="P149">Another good tuto of YahooFinance is </text:p>
      <text:p text:style-name="P149"/>
      <text:p text:style-name="P149">https://medium.com/vinsloev-academy/python-financial-stock-analysis-algo-trading-4d5304d07416</text:p>
      <text:p text:style-name="P148"/>
      <text:p text:style-name="P150">with file FinancialAnalysisYahooFinance.ipynb</text:p>
      <text:p text:style-name="P150"/>
      <text:p text:style-name="P151">le fichier UseTableauWithBeautifulSoupExample&amp;NestedLevel.ipynb fait 1 esquisse de récupération de données issues d’un tableau inspiré du tuto <text:s/></text:p>
      <text:p text:style-name="P151"><text:a xlink:type="simple" xlink:href="https://medium.com/coinmonks/downloading-historical-data-from-coinmarketcap-41a2b0111baf" text:style-name="Internet_20_link" text:visited-style-name="Visited_20_Internet_20_Link">https://medium.com/coinmonks/downloading-historical-data-from-coinmarketcap-41a2b0111baf</text:a></text:p>
      <text:p text:style-name="P151"/>
      <text:p text:style-name="P151">data = [[td.text.strip() for td in tr.findChildren('td')] </text:p>
      <text:p text:style-name="P151"><text:s text:c="8"/>for tr in table.findChildren('tr')] <text:s/></text:p>
      <text:p text:style-name="P151"/>
      <text:p text:style-name="P152">Ce fichier présente aussi quelques applications de recherches de data json level imbriquées.</text:p>
      <text:p text:style-name="P152"/>
      <text:p text:style-name="P153">Le fichier BitcoinForecast.ipynb fait de la prédiction du prix du bitcoin à partir du tuto kaggle</text:p>
      <text:p text:style-name="P153"/>
      <text:p text:style-name="P207"><text:a xlink:type="simple" xlink:href="https://www.kaggle.com/adamaulia/bitcoin-forecasting-using-mlp-sklearn?select=bitcoin_price.csv" text:style-name="Internet_20_link" text:visited-style-name="Visited_20_Internet_20_Link"><text:span text:style-name="T49">https://www.kaggle.com/adamaulia/bitcoin-forecasting-using-mlp-sklearn?select=bitcoin_price.csv</text:span></text:a></text:p>
      <text:p text:style-name="P153"/>
      <text:p text:style-name="P154"><text:soft-page-break/></text:p>
      <text:p text:style-name="P154"/>
      <text:p text:style-name="P154"/>
      <text:p text:style-name="P208"><text:span text:style-name="T49">U</text:span><text:span text:style-name="T6">n très bon tuto pour comprendre la prédiction de prix de logement <text:s/>et aussi la corrélation et comment la pratiquer par exemple est effectif dans le fichier House_Prediction_With_MachineLearningDifferentsModels.ipynb et faite dans le tuto :</text:span></text:p>
      <text:p text:style-name="P155"/>
      <text:p text:style-name="P208"><text:a xlink:type="simple" xlink:href="https://www.kaggle.com/sid321axn/house-price-prediction-gboosting-adaboost-etc" text:style-name="Internet_20_link" text:visited-style-name="Visited_20_Internet_20_Link"><text:span text:style-name="T6">https://www.kaggle.com/sid321axn/house-price-prediction-gboosting-adaboost-etc</text:span></text:a></text:p>
      <text:p text:style-name="P155"/>
      <text:p text:style-name="P156">pearson correlation coefficient measures the linear relationship between 2 datasets.</text:p>
      <text:p text:style-name="P156"/>
      <text:p text:style-name="P156">pearsonr(x1,x2)</text:p>
      <text:p text:style-name="P155"/>
      <text:p text:style-name="P209"><text:span text:style-name="T6">Un bon tuto fait avec <text:s/>predict_house_kc_house_data.ipynb issu du lien pour la prédiction de prix house <text:s/>--</text:span><text:span text:style-name="T50">logement</text:span></text:p>
      <text:p text:style-name="P209"/>
      <text:p text:style-name="P209"><text:a xlink:type="simple" xlink:href="https://towardsdatascience.com/house-prices-prediction-using-deep-learning-dea265cc3154" text:style-name="Internet_20_link" text:visited-style-name="Visited_20_Internet_20_Link">https://towardsdatascience.com/house-prices-prediction-using-deep-learning-dea265cc3154</text:a></text:p>
      <text:p text:style-name="P209"/>
      <text:p text:style-name="P210">with YahooFinance api you can do :</text:p>
      <text:p text:style-name="P210"/>
      <text:p text:style-name="P210">yf.download(tickers=[‘AAPL’,'MSFT','JPM'],interval='1d',period='5y') <text:span text:style-name="T142">like by example in </text:span></text:p>
      <text:p text:style-name="P210"/>
      <text:p text:style-name="P211">file raw_tradeBot_YahooFinance.ipynb <text:s text:c="2"/>refers to the tuto with some errors :</text:p>
      <text:p text:style-name="P211"/>
      <text:p text:style-name="P211"><text:a xlink:type="simple" xlink:href="https://wire.insiderfinance.io/coding-a-trading-bot-with-sms-alerts-89a895ed0080" text:style-name="Internet_20_link" text:visited-style-name="Visited_20_Internet_20_Link">https://wire.insiderfinance.io/coding-a-trading-bot-with-sms-alerts-89a895ed0080</text:a></text:p>
      <text:p text:style-name="P211"/>
      <text:p text:style-name="P213"><text:span text:style-name="T143">pandas rolling() </text:span>function provides the feature of rolling window calculations <text:span text:style-name="T143">like explains in </text:span></text:p>
      <text:p text:style-name="P213"><text:a xlink:type="simple" xlink:href="https://www.geeksforgeeks.org/python-pandas-dataframe-rolling/" text:style-name="Internet_20_link" text:visited-style-name="Visited_20_Internet_20_Link">https://www.geeksforgeeks.org/python-pandas-dataframe-rolling/</text:a></text:p>
      <text:p text:style-name="P213"/>
      <text:p text:style-name="P212">df.close.rolling.<text:span text:style-name="T144">mean() by example.</text:span></text:p>
      <text:p text:style-name="P212"/>
      <text:p text:style-name="P212">YahooFinanceApi_BinanceApi_Tests.<text:span text:style-name="T145">ipynb ,file to test extraction of data from stock market and crypto market. </text:span><text:span text:style-name="T146">Mainly get historical datas from stocks and crypto.</text:span></text:p>
      <text:p text:style-name="P213"/>
      <text:p text:style-name="P214">Good tuto to predict future values of BTC for example is in the following file :</text:p>
      <text:p text:style-name="P214">FBProphetCrypto.ipynb inspired by the link</text:p>
      <text:p text:style-name="P214"/>
      <text:p text:style-name="P214"><text:a xlink:type="simple" xlink:href="https://medium.com/geekculture/i-tested-facebooks-machine-learning-model-in-the-crypto-market-8a8aaf09564f" text:style-name="Internet_20_link" text:visited-style-name="Visited_20_Internet_20_Link">https://medium.com/geekculture/i-tested-facebooks-machine-learning-model-in-the-crypto-market-8a8aaf09564f</text:a></text:p>
      <text:p text:style-name="P214"/>
      <text:p text:style-name="P215">to get historical data <text:span text:style-name="T151">f</text:span>rom Yahoo Finance with their API <text:s/><text:span text:style-name="T148">in a dataframe </text:span>do something like this :</text:p>
      <text:p text:style-name="P215"/>
      <text:p text:style-name="P219"><text:span text:style-name="T148">df=yf.Ticker(ticker).history(start=’startDay’,end=’endStart’,interval=’1d’)  </text:span><text:span text:style-name="T152">default format </text:span>'%Y-%m-%d'</text:p>
      <text:p text:style-name="P218"/>
      <text:p text:style-name="P216">to download stocks in a period in a dataframe do <text:span text:style-name="T147"><text:s/>something like this :</text:span></text:p>
      <text:p text:style-name="P216"/>
      <text:p text:style-name="P217">df_stocks=<text:span text:style-name="T149">yf.download(</text:span><text:span text:style-name="T150">stocks,start=’01-01-1900’,end=’12-12-2021’)</text:span></text:p>
      <text:p text:style-name="P217"/>
      <text:p text:style-name="P217"/>
      <text:p text:style-name="P217"/>
      <text:p text:style-name="P217"/>
      <text:p text:style-name="P220"><text:soft-page-break/>Le fichier crypto_live.py dans le dossier CryptoBot permet de récupèrer des data pour analyser les crypto comme les prix , les volumes , le nombre de trade ...Il est issu du tuto ayant le lien :</text:p>
      <text:p text:style-name="P220"/>
      <text:p text:style-name="P220"><text:a xlink:type="simple" xlink:href="https://levelup.gitconnected.com/the-best-way-to-get-live-crypto-data-for-ai-and-data-science-ba51adc33bd" text:style-name="Internet_20_link" text:visited-style-name="Visited_20_Internet_20_Link">https://levelup.gitconnected.com/the-best-way-to-get-live-crypto-data-for-ai-and-data-science-ba51adc33bd</text:a></text:p>
      <text:p text:style-name="P220"/>
      <text:p text:style-name="P220"/>
      <text:p text:style-name="P220"/>
      <text:p text:style-name="P220"/>
      <text:p text:style-name="P2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12-31T19:34:49.720452948</dc:date>
    <meta:editing-duration>P106DT7H16M49S</meta:editing-duration>
    <meta:editing-cycles>183</meta:editing-cycles>
    <meta:document-statistic meta:table-count="0" meta:image-count="0" meta:object-count="0" meta:page-count="14" meta:paragraph-count="291" meta:word-count="3666" meta:character-count="28222" meta:non-whitespace-character-count="24720"/>
  </office:meta>
</office:document-meta>
</file>